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arial" svg:font-family="arial, x-locale-body, sans-serif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152cbd" officeooo:paragraph-rsid="00152cbd"/>
    </style:style>
    <style:style style:name="P2" style:family="paragraph" style:parent-style-name="Standard">
      <style:text-properties officeooo:paragraph-rsid="00152cbd"/>
    </style:style>
    <style:style style:name="P3" style:family="paragraph" style:parent-style-name="Standard">
      <style:text-properties officeooo:paragraph-rsid="001760a3"/>
    </style:style>
    <style:style style:name="P4" style:family="paragraph" style:parent-style-name="Standard">
      <style:text-properties officeooo:rsid="001b4c75" officeooo:paragraph-rsid="001b4c75"/>
    </style:style>
    <style:style style:name="P5" style:family="paragraph" style:parent-style-name="Standard">
      <style:text-properties officeooo:rsid="001c5c10" officeooo:paragraph-rsid="001c5c10"/>
    </style:style>
    <style:style style:name="P6" style:family="paragraph" style:parent-style-name="Standard">
      <style:text-properties officeooo:rsid="001cbe47" officeooo:paragraph-rsid="001cbe47"/>
    </style:style>
    <style:style style:name="P7" style:family="paragraph" style:parent-style-name="Standard">
      <style:text-properties officeooo:rsid="001d4d55" officeooo:paragraph-rsid="001d4d55"/>
    </style:style>
    <style:style style:name="P8" style:family="paragraph" style:parent-style-name="Standard">
      <style:text-properties officeooo:rsid="001e4cd6" officeooo:paragraph-rsid="001e4cd6"/>
    </style:style>
    <style:style style:name="P9" style:family="paragraph" style:parent-style-name="Standard">
      <style:text-properties officeooo:rsid="002015cb" officeooo:paragraph-rsid="002015cb"/>
    </style:style>
    <style:style style:name="P10" style:family="paragraph" style:parent-style-name="Standard">
      <style:text-properties officeooo:rsid="0021deb9" officeooo:paragraph-rsid="0021deb9"/>
    </style:style>
    <style:style style:name="P11" style:family="paragraph" style:parent-style-name="Standard">
      <style:text-properties officeooo:paragraph-rsid="0023b760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3">
      <style:paragraph-properties fo:margin-top="0in" fo:margin-bottom="0in" style:contextual-spacing="false" fo:orphans="2" fo:widows="2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P15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P17" style:family="paragraph" style:parent-style-name="Text_20_body">
      <style:text-properties officeooo:rsid="001e4cd6" officeooo:paragraph-rsid="001e4cd6"/>
    </style:style>
    <style:style style:name="T1" style:family="text">
      <style:text-properties officeooo:rsid="00152cbd"/>
    </style:style>
    <style:style style:name="T2" style:family="text">
      <style:text-properties fo:font-variant="normal" fo:text-transform="none" fo:color="#1b1b1b" loext:opacity="100%" style:font-name="arial" fo:font-size="9.60000038146973pt" fo:letter-spacing="normal" fo:font-style="normal" fo:font-weight="normal"/>
    </style:style>
    <style:style style:name="T3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52cbd"/>
    </style:style>
    <style:style style:name="T4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6497a"/>
    </style:style>
    <style:style style:name="T5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760a3"/>
    </style:style>
    <style:style style:name="T6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86d49"/>
    </style:style>
    <style:style style:name="T7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a2c8f"/>
    </style:style>
    <style:style style:name="T8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b4c75"/>
    </style:style>
    <style:style style:name="T9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d4d55"/>
    </style:style>
    <style:style style:name="T10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21deb9"/>
    </style:style>
    <style:style style:name="T11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1e4cd6"/>
    </style:style>
    <style:style style:name="T12" style:family="text">
      <style:text-properties fo:font-variant="normal" fo:text-transform="none" fo:color="#1b1b1b" loext:opacity="100%" style:font-name="arial" fo:font-size="9.60000038146973pt" fo:letter-spacing="normal" fo:font-style="normal" fo:font-weight="normal" officeooo:rsid="0023b760"/>
    </style:style>
    <style:style style:name="T13" style:family="text">
      <style:text-properties fo:font-variant="normal" fo:text-transform="none" fo:color="#202122" loext:opacity="100%" style:font-name="arial" fo:font-size="9.60000038146973pt" fo:letter-spacing="normal" fo:font-style="normal" fo:font-weight="normal"/>
    </style:style>
    <style:style style:name="T14" style:family="text"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T15" style:family="text">
      <style:text-properties fo:font-variant="normal" fo:text-transform="none" fo:color="#0645ad" loext:opacity="100%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645ad" loext:opacity="100%" style:text-line-through-style="none" style:text-line-through-type="none" style:font-name="sans-serif" fo:font-size="6.59999990463257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0000" loext:opacity="100%" style:font-name="monospace" fo:font-size="8.39999961853027pt" fo:letter-spacing="normal" fo:font-style="normal" fo:font-weight="normal" fo:background-color="#f8f9fa" loext:char-shading-value="0" loext:padding-left="0.0335in" loext:padding-right="0in" loext:padding-top="0.0193in" loext:padding-bottom="0.0193in" loext:border-left="0.06pt solid #eaecf0" loext:border-right="none" loext:border-top="0.06pt solid #eaecf0" loext:border-bottom="0.06pt solid #eaecf0"/>
    </style:style>
    <style:style style:name="T18" style:family="text">
      <style:text-properties fo:font-variant="normal" fo:text-transform="none" fo:color="#bdc1c6" loext:opacity="100%" style:font-name="Roboto" fo:font-size="9.60000038146973pt" fo:letter-spacing="normal" fo:font-style="normal" fo:font-weight="normal" officeooo:rsid="001b4c75"/>
    </style:style>
    <style:style style:name="T19" style:family="text">
      <style:text-properties officeooo:rsid="001b4c7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al <text:span text:style-name="T19">Patterns</text:span></text:p>
      <text:p text:style-name="P1"/>
      <text:p text:style-name="P2"><text:span text:style-name="T1">MVC (Model View Controller) – the earliest architectural</text:span><text:span text:style-name="T2"> pattern in software design, </text:span><text:span text:style-name="T3">it is used to</text:span><text:span text:style-name="T2"> implement </text:span><text:span text:style-name="T3">the UI data models and the business logic</text:span><text:span text:style-name="T2">. I</text:span><text:span text:style-name="T3">t separates </text:span><text:span text:style-name="T2">the software’s business logic </text:span><text:span text:style-name="T3">from the</text:span><text:span text:style-name="T2"> display </text:span><text:span text:style-name="T3">providing</text:span><text:span text:style-name="T2"> for a better division of labor and improved maintenance. <text:s/></text:span><text:span text:style-name="T4">This is the easiest architectural pattern to implement since you just have to create separate func’s in the view controllers for the business logic.</text:span><text:span text:style-name="T2"> </text:span><text:span text:style-name="T3">The business logic is still embedded in the ViewController that defines the View though and the interlaced with the properties that define the view. <text:s/>Therefore the separation of the UI and the business logic is theoretical and you still have to sort through a lot of code to be able to view the business logic.</text:span></text:p>
      <text:p text:style-name="P2"><text:span text:style-name="T3"/></text:p>
      <text:p text:style-name="P2"><text:span text:style-name="T3">MVP <text:s/>(Model View Presenter) – </text:span><text:span text:style-name="T5">T</text:span><text:span text:style-name="T3">his is where the presenter </text:span><text:span text:style-name="T4">comes in the presenter acts as a middle man </text:span><text:span text:style-name="T5">and</text:span><text:span text:style-name="T4"> </text:span><text:span text:style-name="T5">all of the presentation logic is pushed to the business logic. <text:s/>Now all of the business logic is separate from the code implementing the view and you perform the logic using calls to the logic in the presenter. <text:s/>Currently this is probably the most implemented architectural pattern in use today. <text:s/>It provides a cleaner code that can be debugged and updated easier since all of the code is in the presenter and no longer in the ViewController. <text:s/>The one drawback is that in order to keep the data in the model current you have to keep doing reload calls.</text:span></text:p>
      <text:p text:style-name="P2"><text:span text:style-name="T5"/></text:p>
      <text:p text:style-name="P3"><text:span text:style-name="T5">MVVM( Model View ViewModel) – Is an architectural pattern that also separate </text:span><text:span text:style-name="T6">the UI from the business logic like the MVP but it also uses data binding. <text:s/>In other words that data that is consumed from the apps API’s is constantly being ref</text:span><text:span text:style-name="T8">r</text:span><text:span text:style-name="T6">eshed using ReactiveSwift, RXSwift and Combine. <text:s/>The ViewModel acts like the presenter and all of the business logic is embedded in this file, </text:span><text:span text:style-name="T7">but if you use combine you can access the data from the viewmodel using publishers and subscribers. <text:s/>Which is a way of communication between controllers. <text:s/>MVP and MVVM pretty much do the same thing, putting a wall of separation between the UI and the business logic. <text:s/>Data is consumed through built in </text:span><text:span text:style-name="T8">functionality or combine’s publishers and subscribers. <text:s/>Currently MVP is more prevalent but MVVM is catching up.</text:span></text:p>
      <text:p text:style-name="P3"><text:span text:style-name="T8"/></text:p>
      <text:p text:style-name="P4"><text:span text:style-name="T2">Design Patterns</text:span></text:p>
      <text:p text:style-name="P4"><text:span text:style-name="T2">Singleton Design Pattern</text:span></text:p>
      <text:p text:style-name="P4"><text:span text:style-name="T2">In the Singleton </text:span><text:span text:style-name="T9">Design Pattern the iOS</text:span><text:span text:style-name="T2"> app designer is restricted to a single instantiation of a class in order to force the designer coordinate the actions of the app to exactly one object. <text:s/>This is useful when the designer wants to keep data integrity and limit data errors that result when multiple users try to access the same data object. <text:s/>Since only one user can manipulate a data object. <text:s/>The Singleton design pattern guarantees that the data will be consistent and correct.</text:span></text:p>
      <text:p text:style-name="P4"><text:span text:style-name="T2"/></text:p>
      <text:p text:style-name="P4"><text:span text:style-name="T2">Factory Design Pattern</text:span></text:p>
      <text:p text:style-name="P6"><text:span text:style-name="T2">The Factory Design is an iOS deign pattern </text:span><text:span text:style-name="T9">gives the iOS designer a template, almost like a protocol with method stubs, that the designer can use to instantiate a class by implementing the child classes as individual instance or creating a base class, which can be overridden by derived classes. <text:s/>This allows the developer to implement an existing class but personalize its functionality.</text:span><text:span text:style-name="T18">.</text:span><text:span text:style-name="T8"> </text:span></text:p>
      <text:p text:style-name="P4"><text:span text:style-name="T2"/></text:p>
      <text:p text:style-name="P5"><text:span text:style-name="T2">Facade Design Pattern</text:span></text:p>
      <text:p text:style-name="P7"><text:span text:style-name="T2">The Facade Design Pattern allows the designer to hide complex code behind a front-facing interface. <text:s/>This is useful in OOP because the facade can provide the interface behind which the object can be manipulated. <text:s/>But it can be used when you have a set of very complex code that can be used by other developers. <text:s/>The Facade provides the interface that the developers can use to use the codes functionality. <text:s/>Also if the code is encrypted or unavailable the facade gives the designer access to its functionality.</text:span></text:p>
      <text:p text:style-name="P5"><text:span text:style-name="T2"/></text:p>
      <text:p text:style-name="P5"><text:span text:style-name="T2">Decorator Design Pattern</text:span></text:p>
      <text:p text:style-name="P9"><text:span text:style-name="T2">With the decorator pattern you get the power of subclassing with out actually having to create a new sub class. <text:s/>It allows a developer to add added functionality to a </text:span><text:span text:style-name="T10">class</text:span><text:span text:style-name="T2"> with out affecting the behavior of classes that are inheriting from it. <text:s/>This pattern adheres to the Single Responsibility Principle. <text:s/>In other words you can create different versions of a class that each have a unique area of concern.</text:span></text:p>
      <text:p text:style-name="P4"><text:span text:style-name="T2"/></text:p>
      <text:p text:style-name="P4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10">Builde</text:span><text:span text:style-name="T2">r Design Patterns</text:span></text:p>
      <text:p text:style-name="P11"><text:span text:style-name="T12">The Builder design pattern seperates the construction of a complex object from its representation. <text:s/>It allows for the encapsulation, creating and assempling the parts of a complex object into a separate builder object and it also allows for the creation of a class delegates into builder objects instead of objects directly. <text:s/>Therefore a class can delegate into different builder objects in order to create representations of complex objects. It provides solutions to problems in the creation of objects in OOP. </text:span><text:span text:style-name="T14">t.</text:span></text:p>
      <text:p text:style-name="P8"><text:span text:style-name="T2"/></text:p>
      <text:p text:style-name="P8"><text:span text:style-name="T2">Iterator Design Pattern</text:span></text:p>
      <text:p text:style-name="P10"><text:span text:style-name="T2">the Iterator patter allows the traversing of a container, core data, user defaults, etc., and gives you access to the containers elements <text:s/>the iterator pattern attempts to decouple algorithms from containers. <text:s/>Although some algorithms are container specific and cannot be decoupled from it’s containers.</text:span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arial" svg:font-family="arial, x-locale-body, sans-serif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8:43:35.926000000</meta:creation-date>
    <dc:date>2022-02-28T08:48:38.835000000</dc:date>
    <meta:editing-duration>PT9M31S</meta:editing-duration>
    <meta:editing-cycles>1</meta:editing-cycles>
    <meta:document-statistic meta:table-count="0" meta:image-count="0" meta:object-count="0" meta:page-count="2" meta:paragraph-count="17" meta:word-count="822" meta:character-count="4974" meta:non-whitespace-character-count="4137"/>
    <meta:generator>LibreOffice/7.2.2.2$Windows_X86_64 LibreOffice_project/02b2acce88a210515b4a5bb2e46cbfb63fe97d56</meta:generator>
  </office:meta>
</office:document-meta>
</file>